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Andale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9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7">sudo /usr/local/etc/rc.d/radiusd stop</text:span></text:p>
                  </text:list-item>
                  <text:list-item>
                    <text:p><text:span text:style-name="T7">sudo radiusd -x</text:span>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ompleting Unix authentication</text:p>
          </draw:text-box>
        </draw:frame>
        <draw:frame presentation:style-name="pr14" draw:layer="layout" svg:width="25.199cm" svg:height="15.588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rlm_unix: [afnog]: invalid password</text:span></text:p>
                  </text:list-item>
                  <text:list-item>
                    <text:p>This means that 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8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11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2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19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3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16:31</dc:date>
    <meta:editing-cycles>583</meta:editing-cycles>
    <meta:editing-duration>P10DT9H9M42S</meta:editing-duration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